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81" officeooo:paragraph-rsid="001dac81"/>
    </style:style>
    <style:style style:name="P2" style:family="paragraph" style:parent-style-name="Standard">
      <style:text-properties officeooo:paragraph-rsid="001f34f7"/>
    </style:style>
    <style:style style:name="P3" style:family="paragraph" style:parent-style-name="Standard">
      <style:text-properties officeooo:rsid="0020ac9b" officeooo:paragraph-rsid="0020ac9b"/>
    </style:style>
    <style:style style:name="P4" style:family="paragraph" style:parent-style-name="Standard">
      <style:text-properties fo:font-size="16pt" officeooo:rsid="001dac81" officeooo:paragraph-rsid="001dac81" style:font-size-asian="16pt" style:font-size-complex="16pt"/>
    </style:style>
    <style:style style:name="P5" style:family="paragraph" style:parent-style-name="Standard">
      <style:text-properties fo:font-size="16pt" officeooo:rsid="001f34f7" officeooo:paragraph-rsid="001f34f7" style:font-size-asian="16pt" style:font-size-complex="16pt"/>
    </style:style>
    <style:style style:name="P6" style:family="paragraph" style:parent-style-name="Standard">
      <style:text-properties fo:font-size="16pt" officeooo:rsid="0020ac9b" officeooo:paragraph-rsid="0020ac9b" style:font-size-asian="16pt" style:font-size-complex="16pt"/>
    </style:style>
    <style:style style:name="P7" style:family="paragraph" style:parent-style-name="Standard">
      <style:text-properties style:font-name="Tlwg Typo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text-properties fo:font-size="14pt" officeooo:rsid="0020ac9b" officeooo:paragraph-rsid="0020ac9b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Day one </text:p>
      <text:p text:style-name="P1">shahg@shahg:~$ lsb_release -a</text:p>
      <text:p text:style-name="P1">No LSB modules are available.</text:p>
      <text:p text:style-name="P1">Distributor ID:<text:tab/>Ubuntu</text:p>
      <text:p text:style-name="P1">Description:<text:tab/>Ubuntu 18.04.2 LTS</text:p>
      <text:p text:style-name="P1">Release:<text:tab/>18.04</text:p>
      <text:p text:style-name="P1">Codename:<text:tab/>bionic</text:p>
      <text:p text:style-name="P1">shahg@shahg:~$ </text:p>
      <text:p text:style-name="P1"/>
      <text:p text:style-name="Standard"/>
      <text:p text:style-name="Standard">shahg@shahg:~$ sudo apt update</text:p>
      <text:p text:style-name="Standard">[sudo] password for shahg: </text:p>
      <text:p text:style-name="Standard">Hit:1 http://us.archive.ubuntu.com/ubuntu bionic InRelease</text:p>
      <text:p text:style-name="Standard">Get:2 http://us.archive.ubuntu.com/ubuntu bionic-updates InRelease [88.7 kB]</text:p>
      <text:p text:style-name="Standard">Get:3 http://us.archive.ubuntu.com/ubuntu bionic-backports InRelease [74.6 kB]</text:p>
      <text:p text:style-name="Standard">Get:4 http://security.ubuntu.com/ubuntu bionic-security InRelease [88.7 kB] <text:s text:c="2"/></text:p>
      <text:p text:style-name="Standard">Get:5 http://us.archive.ubuntu.com/ubuntu bionic-updates/main i386 Packages [544 kB]</text:p>
      <text:p text:style-name="Standard"/>
      <text:p text:style-name="Standard">shahg@shahg:~$ sudo apt install git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additional packages will be installed:</text:p>
      <text:p text:style-name="Standard"><text:s text:c="2"/>git-man liberror-perl</text:p>
      <text:p text:style-name="Standard">Suggested packages:</text:p>
      <text:p text:style-name="Standard"><text:s text:c="2"/>git-daemon-run | git-daemon-sysvinit git-doc git-el git-email git-gui gitk</text:p>
      <text:p text:style-name="Standard"><text:s text:c="2"/>gitweb git-cvs git-mediawiki git-svn</text:p>
      <text:p text:style-name="Standard">The following NEW packages will be installed:</text:p>
      <text:p text:style-name="Standard"><text:s text:c="2"/>git git-man liberror-perl</text:p>
      <text:p text:style-name="Standard">0 upgraded, 3 newly installed, 0 to remove and 218 not upgraded.</text:p>
      <text:p text:style-name="Standard">Need to get 4,733 kB of archives.</text:p>
      <text:p text:style-name="Standard">After this operation, 33.9 MB of additional disk space will be used.</text:p>
      <text:p text:style-name="Standard">Do you want to continue? [Y/n] y</text:p>
      <text:p text:style-name="Standard">Get:1 http://us.archive.ubuntu.com/ubuntu bionic/main amd64 liberror-perl all 0.17025-1 [22.8 kB]</text:p>
      <text:p text:style-name="Standard">Get:2 http://us.archive.ubuntu.com/ubuntu bionic-updates/main amd64 git-man all 1:2.17.1-1ubuntu0.4 [803 kB]</text:p>
      <text:p text:style-name="Standard">Get:3 http://us.archive.ubuntu.com/ubuntu bionic-updates/main amd64 git amd64 1:2.17.1-1ubuntu0.4 [3,907 kB]</text:p>
      <text:p text:style-name="Standard">Fetched 4,733 kB in 2s (2,590 kB/s)</text:p>
      <text:p text:style-name="Standard">Selecting previously unselected package liberror-perl.</text:p>
      <text:p text:style-name="Standard">(Reading database ... 174416 files and directories currently installed.)</text:p>
      <text:p text:style-name="Standard">Preparing to unpack .../liberror-perl_0.17025-1_all.deb ...</text:p>
      <text:p text:style-name="Standard">Unpacking liberror-perl (0.17025-1) ...</text:p>
      <text:p text:style-name="Standard">Selecting previously unselected package git-man.</text:p>
      <text:p text:style-name="Standard">Preparing to unpack .../git-man_1%3a2.17.1-1ubuntu0.4_all.deb ...</text:p>
      <text:p text:style-name="Standard">Unpacking git-man (1:2.17.1-1ubuntu0.4) ...</text:p>
      <text:p text:style-name="Standard">Selecting previously unselected package git.</text:p>
      <text:p text:style-name="Standard"><text:soft-page-break/>Preparing to unpack .../git_1%3a2.17.1-1ubuntu0.4_amd64.deb ...</text:p>
      <text:p text:style-name="Standard">Unpacking git (1:2.17.1-1ubuntu0.4) ...</text:p>
      <text:p text:style-name="Standard">Setting up git-man (1:2.17.1-1ubuntu0.4) ...</text:p>
      <text:p text:style-name="Standard">Setting up liberror-perl (0.17025-1) ...</text:p>
      <text:p text:style-name="Standard">Processing triggers for man-db (2.8.3-2ubuntu0.1) ...</text:p>
      <text:p text:style-name="Standard">Setting up git (1:2.17.1-1ubuntu0.4) ...</text:p>
      <text:p text:style-name="Standard">shahg@shahg:~$ </text:p>
      <text:p text:style-name="Standard"/>
      <text:p text:style-name="Standard">shahg@shahg:~$ git --version</text:p>
      <text:p text:style-name="Standard">git version 2.17.1</text:p>
      <text:p text:style-name="Standard"/>
      <text:p text:style-name="Standard"/>
      <text:p text:style-name="P7">shahg@shahg:~$ git config --global user.name "Soban Shah"</text:p>
      <text:p text:style-name="P7">shahg@shahg:~$ git config --global user.email "syedkhazima25@gmail.com"</text:p>
      <text:p text:style-name="Standard"/>
      <text:p text:style-name="P5">Some practice for basic commands.</text:p>
      <text:p text:style-name="P2"/>
      <text:p text:style-name="P2">shahg@shahg:~$ echo "hello guys..."</text:p>
      <text:p text:style-name="P2">hello guys...</text:p>
      <text:p text:style-name="P2">shahg@shahg:~$ echo $USER</text:p>
      <text:p text:style-name="P2">shahg</text:p>
      <text:p text:style-name="P2">shahg@shahg:~$ pwd</text:p>
      <text:p text:style-name="P2">/home/shahg</text:p>
      <text:p text:style-name="P2">shahg@shahg:~$ cd ~/downloads/</text:p>
      <text:p text:style-name="P2">bash: cd: /home/shahg/downloads/: No such file or directory</text:p>
      <text:p text:style-name="P2">shahg@shahg:~$ pwd</text:p>
      <text:p text:style-name="P2">/home/shahg</text:p>
      <text:p text:style-name="P2">shahg@shahg:~$ cd</text:p>
      <text:p text:style-name="P2">shahg@shahg:~$ cd -</text:p>
      <text:p text:style-name="P2">/home/shahg</text:p>
      <text:p text:style-name="P2">shahg@shahg:~$ cd ~/downloads/</text:p>
      <text:p text:style-name="P2">bash: cd: /home/shahg/downloads/: No such file or directory</text:p>
      <text:p text:style-name="P2">shahg@shahg:~$ cd ~</text:p>
      <text:p text:style-name="P2">shahg@shahg:~$ pwd</text:p>
      <text:p text:style-name="P2">/home/shahg</text:p>
      <text:p text:style-name="P2">shahg@shahg:~$ </text:p>
      <text:p text:style-name="P2"/>
      <text:p text:style-name="P2">ahg@shahg:~$ cat file 2</text:p>
      <text:p text:style-name="P2">cat: file: No such file or directory</text:p>
      <text:p text:style-name="P2">cat: 2: No such file or directory</text:p>
      <text:p text:style-name="P2">shahg@shahg:~$ clear</text:p>
      <text:p text:style-name="Standard">shahg@shahg:~$ cat &gt; file2</text:p>
      <text:p text:style-name="Standard"><text:s text:c="10"/></text:p>
      <text:p text:style-name="Standard">shahg@shahg:~$ ls</text:p>
      <text:p text:style-name="Standard">Desktop <text:s/>direc4 <text:s text:c="4"/>examples.desktop <text:s/>newfile1 <text:s/>shellscript <text:s/>Videos</text:p>
      <text:p text:style-name="Standard">DevOps <text:s text:c="2"/>Documents <text:s/>file2 <text:s text:c="12"/>Pictures <text:s/>songs</text:p>
      <text:p text:style-name="Standard">direc1 <text:s text:c="2"/>Downloads <text:s/>Music <text:s text:c="12"/>Public <text:s text:c="3"/>Templates</text:p>
      <text:p text:style-name="P8"><text:soft-page-break/>shahg@shahg:~$ ls -r</text:p>
      <text:p text:style-name="Standard">Videos <text:s text:c="4"/>shellscript <text:s/>newfile1 <text:s/>examples.desktop <text:s/>direc4 <text:s/>Desktop</text:p>
      <text:p text:style-name="Standard">Templates <text:s/>Public <text:s text:c="6"/>Music <text:s text:c="4"/>Downloads <text:s text:c="8"/>direc1</text:p>
      <text:p text:style-name="Standard">songs <text:s text:c="5"/>Pictures <text:s text:c="4"/>file2 <text:s text:c="4"/>Documents <text:s text:c="8"/>DevOps</text:p>
      <text:p text:style-name="Standard">shahg@shahg:~$ ls -al</text:p>
      <text:p text:style-name="Standard">total 124</text:p>
      <text:p text:style-name="Standard">drwxr-xr-x 21 shahg shahg 4096 Jun 21 01:02 .</text:p>
      <text:p text:style-name="Standard">drwxr-xr-x <text:s/>3 root <text:s/>root <text:s/>4096 Jun 19 18:59 ..</text:p>
      <text:p text:style-name="Standard">-rw------- <text:s/>1 shahg shahg <text:s/>590 Jun 20 02:08 .bash_history</text:p>
      <text:p text:style-name="Standard">-rw-r--r-- <text:s/>1 shahg shahg <text:s/>220 Jun 19 18:59 .bash_logout</text:p>
      <text:p text:style-name="Standard">-rw-r--r-- <text:s/>1 shahg shahg 3771 Jun 19 18:59 .bashrc</text:p>
      <text:p text:style-name="Standard">drwx------ 14 shahg shahg 4096 Jun 19 20:36 .cache</text:p>
      <text:p text:style-name="Standard">drwx------ 12 shahg shahg 4096 Jun 19 20:30 .config</text:p>
      <text:p text:style-name="Standard">drwxr-xr-x <text:s/>2 shahg shahg 4096 Jun 19 19:16 Desktop</text:p>
      <text:p text:style-name="Standard">drwxr-xr-x <text:s/>2 shahg shahg 4096 Jun 20 01:47 DevOps</text:p>
      <text:p text:style-name="Standard">drwxr-xr-x <text:s/>2 shahg shahg 4096 Jun 20 01:53 direc1</text:p>
      <text:p text:style-name="Standard">drwxr-xr-x <text:s/>2 shahg shahg 4096 Jun 20 01:53 direc4</text:p>
      <text:p text:style-name="Standard">drwxr-xr-x <text:s/>2 shahg shahg 4096 Jun 21 00:51 Documents</text:p>
      <text:p text:style-name="Standard">drwxr-xr-x <text:s/>2 shahg shahg 4096 Jun 20 23:06 Downloads</text:p>
      <text:p text:style-name="Standard">-rw-r--r-- <text:s/>1 shahg shahg 8980 Jun 19 18:59 examples.desktop</text:p>
      <text:p text:style-name="Standard">-rw-r--r-- <text:s/>1 shahg shahg <text:s text:c="2"/>31 Jun 21 01:03 file2</text:p>
      <text:p text:style-name="Standard">drwx------ <text:s/>3 shahg shahg 4096 Jun 19 20:28 .gnupg</text:p>
      <text:p text:style-name="Standard">-rw------- <text:s/>1 shahg shahg 2826 Jun 21 00:32 .ICEauthority</text:p>
      <text:p text:style-name="Standard">drwx------ <text:s/>3 shahg shahg 4096 Jun 19 19:16 .local</text:p>
      <text:p text:style-name="Standard">drwx------ <text:s/>5 shahg shahg 4096 Jun 19 20:26 .mozilla</text:p>
      <text:p text:style-name="Standard">drwxr-xr-x <text:s/>2 shahg shahg 4096 Jun 19 19:16 Music</text:p>
      <text:p text:style-name="Standard">-rw-r--r-- <text:s/>1 shahg shahg <text:s text:c="3"/>7 Jun 20 01:36 newfile1</text:p>
      <text:p text:style-name="Standard">drwxr-xr-x <text:s/>2 shahg shahg 4096 Jun 19 19:16 Pictures</text:p>
      <text:p text:style-name="Standard">-rw-r--r-- <text:s/>1 shahg shahg <text:s/>807 Jun 19 18:59 .profile</text:p>
      <text:p text:style-name="Standard">drwxr-xr-x <text:s/>2 shahg shahg 4096 Jun 19 19:16 Public</text:p>
      <text:p text:style-name="Standard">-rw-r--r-- <text:s/>1 shahg shahg <text:s text:c="3"/>0 Jun 20 23:48 .sh</text:p>
      <text:p text:style-name="Standard">-rw-r--r-- <text:s/>1 shahg shahg <text:s text:c="3"/>0 Jun 20 23:48 shellscript</text:p>
      <text:p text:style-name="Standard">drwxr-xr-x <text:s/>2 shahg shahg 4096 Jun 20 01:45 songs</text:p>
      <text:p text:style-name="Standard">drwx------ <text:s/>2 shahg shahg 4096 Jun 19 20:28 .ssh</text:p>
      <text:p text:style-name="Standard">-rw-r--r-- <text:s/>1 shahg shahg <text:s text:c="3"/>0 Jun 19 20:41 .sudo_as_admin_successful</text:p>
      <text:p text:style-name="Standard">drwxr-xr-x <text:s/>2 shahg shahg 4096 Jun 19 19:16 Templates</text:p>
      <text:p text:style-name="Standard">drwx------ <text:s/>5 shahg shahg 4096 Jun 19 20:23 .thunderbird</text:p>
      <text:p text:style-name="Standard">drwxr-xr-x <text:s/>2 shahg shahg 4096 Jun 19 19:16 Videos</text:p>
      <text:p text:style-name="P8"/>
      <text:p text:style-name="P8">shahg@shahg:~$ ls -a</text:p>
      <text:p text:style-name="Standard">. <text:s text:c="13"/>DevOps <text:s text:c="11"/>.ICEauthority <text:s/>.sh</text:p>
      <text:p text:style-name="Standard">.. <text:s text:c="12"/>direc1 <text:s text:c="11"/>.local <text:s text:c="8"/>shellscript</text:p>
      <text:p text:style-name="Standard">.bash_history <text:s/>direc4 <text:s text:c="11"/>.mozilla <text:s text:c="6"/>songs</text:p>
      <text:p text:style-name="Standard">.bash_logout <text:s text:c="2"/>Documents <text:s text:c="8"/>Music <text:s text:c="9"/>.ssh</text:p>
      <text:p text:style-name="Standard">.bashrc <text:s text:c="7"/>Downloads <text:s text:c="8"/>newfile1 <text:s text:c="6"/>.sudo_as_admin_successful</text:p>
      <text:p text:style-name="Standard">.cache <text:s text:c="8"/>examples.desktop <text:s/>Pictures <text:s text:c="6"/>Templates</text:p>
      <text:p text:style-name="Standard">.config <text:s text:c="7"/>file2 <text:s text:c="12"/>.profile <text:s text:c="6"/>.thunderbird</text:p>
      <text:p text:style-name="Standard">Desktop <text:s text:c="7"/>.gnupg <text:s text:c="11"/>Public <text:s text:c="8"/>Videos</text:p>
      <text:p text:style-name="Standard"><text:soft-page-break/>shahg@shahg:~$ </text:p>
      <text:p text:style-name="Standard"/>
      <text:p text:style-name="P6">Vagrant installed</text:p>
      <text:p text:style-name="P3">shahg@shahg:~$ vagrant up</text:p>
      <text:p text:style-name="P3">Bringing machine 'default' up with 'libvirt' provider...</text:p>
      <text:p text:style-name="P3">#&lt;Thread:0x000055ce067d2510@/usr/share/rubygems-integration/all/gems/vagrant-2.0.2/lib/vagrant/batch_action.rb:71 run&gt; terminated with exception (report_on_exception is true):</text:p>
      <text:p text:style-name="P3">Traceback (most recent call last):</text:p>
      <text:p text:style-name="P3"><text:tab/>25: from /usr/share/rubygems-integration/all/gems/vagrant-2.0.2/lib/vagrant/batch_action.rb:82:in `block (2 levels) in run'</text:p>
      <text:p text:style-name="P3"><text:tab/>24: from /usr/share/rubygems-integration/all/gems/vagrant-2.0.2/lib/vagrant/machine.rb:188:in `action'</text:p>
      <text:p text:style-name="P3"><text:tab/>23: from /usr/share/rubygems-integration/all/gems/vagrant-2.0.2/lib/vagrant/machine.rb:188:in `call'</text:p>
      <text:p text:style-name="P3"><text:tab/>22: from /usr/share/rubygems-integration/all/gems/vagrant-2.0.2/lib/vagrant/environment.rb:592:in `lock'</text:p>
      <text:p text:style-name="P3"><text:tab/>21: from /usr/share/rubygems-integration/all/gems/vagrant-2.0.2/lib/vagrant/machine.rb:202:in `block in action'</text:p>
      <text:p text:style-name="P3"><text:tab/>20: from /usr/share/rubygems-integration/all/gems/vagrant-2.0.2/lib/vagrant/machine.rb:227:in `action_raw'</text:p>
      <text:p text:style-name="P3"><text:tab/>19: from /usr/share/rubygems-integration/all/gems/vagrant-2.0.2/lib/vagrant/action/runner.rb:66:in `run'</text:p>
      <text:p text:style-name="P3"><text:tab/>18: from /usr/share/rubygems-integration/all/gems/vagrant-2.0.2/lib/vagrant/util/busy.rb:19:in `busy'</text:p>
      <text:p text:style-name="P3"><text:tab/>17: from /usr/share/rubygems-integration/all/gems/vagrant-2.0.2/lib/vagrant/action/runner.rb:66:in `block in run'</text:p>
      <text:p text:style-name="P3"><text:tab/>16: from /usr/share/rubygems-integration/all/gems/vagrant-2.0.2/lib/vagrant/action/builder.rb:116:in `call'</text:p>
      <text:p text:style-name="P3"><text:tab/>15: from /usr/share/rubygems-integration/all/gems/vagrant-2.0.2/lib/vagrant/action/warden.rb:34:in `call'</text:p>
      <text:p text:style-name="P3"><text:tab/>14: from /usr/share/rubygems-integration/all/gems/vagrant-2.0.2/lib/vagrant/action/builtin/config_validate.rb:25:in `call'</text:p>
      <text:p text:style-name="P3"><text:tab/>13: from /usr/share/rubygems-integration/all/gems/vagrant-2.0.2/lib/vagrant/action/warden.rb:34:in `call'</text:p>
      <text:p text:style-name="P3"><text:tab/>12: from /usr/share/rubygems-integration/all/gems/vagrant-2.0.2/lib/vagrant/action/builtin/box_check_outdated.rb:31:in `call'</text:p>
      <text:p text:style-name="P3"><text:tab/>11: from /usr/share/rubygems-integration/all/gems/vagrant-2.0.2/lib/vagrant/action/warden.rb:34:in `call'</text:p>
      <text:p text:style-name="P3"><text:tab/>10: from /usr/share/rubygems-integration/all/gems/vagrant-2.0.2/lib/vagrant/action/builtin/call.rb:52:in `call'</text:p>
      <text:p text:style-name="P3"><text:tab/> 9: from /usr/share/rubygems-integration/all/gems/vagrant-2.0.2/lib/vagrant/action/builder.rb:170:in `to_app'</text:p>
      <text:p text:style-name="P3"><text:tab/> 8: from /usr/share/rubygems-integration/all/gems/vagrant-2.0.2/lib/vagrant/action/builder.rb:170:in `new'</text:p>
      <text:p text:style-name="P3"><text:tab/> 7: from /usr/share/rubygems-integration/all/gems/vagrant-2.0.2/lib/vagrant/action/warden.rb:20:in `initialize'</text:p>
      <text:p text:style-name="P3"><text:tab/> 6: from /usr/share/rubygems-integration/all/gems/vagrant-2.0.2/lib/vagrant/action/warden.rb:20:in `map'</text:p>
      <text:p text:style-name="P3"><text:soft-page-break/><text:tab/> 5: from /usr/share/rubygems-integration/all/gems/vagrant-2.0.2/lib/vagrant/action/warden.rb:20:in `block in initialize'</text:p>
      <text:p text:style-name="P3"><text:tab/> 4: from /usr/share/rubygems-integration/all/gems/vagrant-2.0.2/lib/vagrant/action/warden.rb:90:in `finalize_action'</text:p>
      <text:p text:style-name="P3"><text:tab/> 3: from /usr/share/rubygems-integration/all/gems/vagrant-2.0.2/lib/vagrant/action/warden.rb:90:in `new'</text:p>
      <text:p text:style-name="P3"><text:tab/> 2: from /usr/share/rubygems-integration/all/gems/vagrant-libvirt-0.0.43/lib/vagrant-libvirt/action/create_networks.rb:26:in `initialize'</text:p>
      <text:p text:style-name="P3"><text:tab/> 1: from /usr/share/rubygems-integration/all/gems/vagrant-libvirt-0.0.43/lib/vagrant-libvirt/driver.rb:40:in `connection</text:p>
      <text:p text:style-name="P3"/>
      <text:p text:style-name="P3"/>
      <text:p text:style-name="P3">shahg@shahg:~$ pwd</text:p>
      <text:p text:style-name="P3">/home/shahg</text:p>
      <text:p text:style-name="P3">shahg@shahg:~$ mkdir day1</text:p>
      <text:p text:style-name="P3">shahg@shahg:~$ ls</text:p>
      <text:p text:style-name="P3">day1 <text:s text:c="4"/>direc4 <text:s text:c="11"/>file2 <text:s text:c="3"/>newfile1 <text:s text:c="4"/>songs</text:p>
      <text:p text:style-name="P3">Desktop <text:s/>Documents <text:s text:c="8"/>file3 <text:s text:c="3"/>Pictures <text:s text:c="4"/>Templates</text:p>
      <text:p text:style-name="P3">DevOps <text:s text:c="2"/>Downloads <text:s text:c="8"/>Music <text:s text:c="3"/>Public <text:s text:c="6"/>Vagrantfile</text:p>
      <text:p text:style-name="P3">direc1 <text:s text:c="2"/>examples.desktop <text:s/>newfile <text:s/>shellscript <text:s/>Videos</text:p>
      <text:p text:style-name="P3">shahg@shahg:~$ ls -l</text:p>
      <text:p text:style-name="P3">total 84</text:p>
      <text:p text:style-name="P3">drwxr-xr-x 2 shahg shahg 4096 Jun 22 03:00 day1</text:p>
      <text:p text:style-name="P3">drwxr-xr-x 2 shahg shahg 4096 Jun 19 19:16 Desktop</text:p>
      <text:p text:style-name="P3">drwxr-xr-x 2 shahg shahg 4096 Jun 20 01:47 DevOps</text:p>
      <text:p text:style-name="P3">drwxr-xr-x 2 shahg shahg 4096 Jun 20 01:53 direc1</text:p>
      <text:p text:style-name="P3">drwxr-xr-x 2 shahg shahg 4096 Jun 20 01:53 direc4</text:p>
      <text:p text:style-name="P3">drwxr-xr-x 2 shahg shahg 4096 Jun 22 02:57 Documents</text:p>
      <text:p text:style-name="P3">drwxr-xr-x 2 shahg shahg 4096 Jun 20 23:06 Downloads</text:p>
      <text:p text:style-name="P3">-rw-r--r-- 1 shahg shahg 8980 Jun 19 18:59 examples.desktop</text:p>
      <text:p text:style-name="P3">-rw-r--r-- 1 shahg shahg <text:s text:c="2"/>31 Jun 21 01:03 file2</text:p>
      <text:p text:style-name="P3">-rw-r--r-- 1 shahg shahg <text:s text:c="2"/>27 Jun 21 01:10 file3</text:p>
      <text:p text:style-name="P3">drwxr-xr-x 2 shahg shahg 4096 Jun 19 19:16 Music</text:p>
      <text:p text:style-name="P3">-rw-r--r-- 1 shahg shahg <text:s text:c="2"/>49 Jun 21 01:11 newfile</text:p>
      <text:p text:style-name="P3">-rw-r--r-- 1 shahg shahg <text:s text:c="3"/>7 Jun 20 01:36 newfile1</text:p>
      <text:p text:style-name="P3">drwxr-xr-x 2 shahg shahg 4096 Jun 19 19:16 Pictures</text:p>
      <text:p text:style-name="P3">drwxr-xr-x 2 shahg shahg 4096 Jun 19 19:16 Public</text:p>
      <text:p text:style-name="P3">-rw-r--r-- 1 shahg shahg <text:s text:c="3"/>0 Jun 20 23:48 shellscript</text:p>
      <text:p text:style-name="P3">drwxr-xr-x 2 shahg shahg 4096 Jun 20 01:45 songs</text:p>
      <text:p text:style-name="P3">drwxr-xr-x 2 shahg shahg 4096 Jun 19 19:16 Templates</text:p>
      <text:p text:style-name="P3">-rw-r--r-- 1 shahg shahg 3011 Jun 21 20:39 Vagrantfile</text:p>
      <text:p text:style-name="P3">drwxr-xr-x 2 shahg shahg 4096 Jun 19 19:16 Videos</text:p>
      <text:p text:style-name="P3">shahg@shahg:~$ tree</text:p>
      <text:p text:style-name="P3">.</text:p>
      <text:p text:style-name="P3">├── day1</text:p>
      <text:p text:style-name="P3">├── Desktop</text:p>
      <text:p text:style-name="P3">├── DevOps</text:p>
      <text:p text:style-name="P3">├── direc1</text:p>
      <text:p text:style-name="P3">├── direc4</text:p>
      <text:p text:style-name="P3"><text:soft-page-break/>├── Documents</text:p>
      <text:p text:style-name="P3">│   ├── day 1 practice.odt</text:p>
      <text:p text:style-name="P3">│   ├── day 2 practice.odt</text:p>
      <text:p text:style-name="P3">│   └── day 3 practice.odt</text:p>
      <text:p text:style-name="P3">├── Downloads</text:p>
      <text:p text:style-name="P3">│   ├── git-manpages-2.9.5.tar.xz</text:p>
      <text:p text:style-name="P3">│   ├── index.jpeg glasses</text:p>
      <text:p text:style-name="P3">│   └── index.jpeg people</text:p>
      <text:p text:style-name="P3">├── examples.desktop</text:p>
      <text:p text:style-name="P3">├── file2</text:p>
      <text:p text:style-name="P3">├── file3</text:p>
      <text:p text:style-name="P3">├── Music</text:p>
      <text:p text:style-name="P3">├── newfile</text:p>
      <text:p text:style-name="P3">├── newfile1</text:p>
      <text:p text:style-name="P3">├── Pictures</text:p>
      <text:p text:style-name="P3">├── Public</text:p>
      <text:p text:style-name="P3">├── shellscript</text:p>
      <text:p text:style-name="P3">├── songs</text:p>
      <text:p text:style-name="P3">├── Templates</text:p>
      <text:p text:style-name="P3">├── Vagrantfile</text:p>
      <text:p text:style-name="P3">└── Videos</text:p>
      <text:p text:style-name="P3"/>
      <text:p text:style-name="P3">13 directories, 13 files</text:p>
      <text:p text:style-name="P3"/>
      <text:p text:style-name="P9">shahg@shahg:~$ sudo apt install vim</text:p>
      <text:p text:style-name="P3">Reading package lists... Done</text:p>
      <text:p text:style-name="P3">Building dependency tree <text:s text:c="6"/></text:p>
      <text:p text:style-name="P3">Reading state information... Done</text:p>
      <text:p text:style-name="P3">The following additional packages will be installed:</text:p>
      <text:p text:style-name="P3"><text:s text:c="2"/>vim-runtime</text:p>
      <text:p text:style-name="P3">Suggested packages:</text:p>
      <text:p text:style-name="P3"><text:s text:c="2"/>ctags vim-doc vim-scripts</text:p>
      <text:p text:style-name="P3">The following NEW packages will be installed:</text:p>
      <text:p text:style-name="P3"><text:s text:c="2"/>vim vim-runtime</text:p>
      <text:p text:style-name="P3">0 upgraded, 2 newly installed, 0 to remove and 218 not upgraded.</text:p>
      <text:p text:style-name="P3">Need to get 6,587 kB of archives.</text:p>
      <text:p text:style-name="P3">After this operation, 32.0 MB of additional disk space will be used.</text:p>
      <text:p text:style-name="P3">Do you want to continue? [Y/n] y</text:p>
      <text:p text:style-name="P3">Get:1 http://us.archive.ubuntu.com/ubuntu bionic-updates/main amd64 vim-runtime all 2:8.0.1453-1ubuntu1.1 [5,435 kB]</text:p>
      <text:p text:style-name="P3">Get:2 http://us.archive.ubuntu.com/ubuntu bionic-updates/main amd64 vim amd64 2:8.0.1453-1ubuntu1.1 [1,152 kB]</text:p>
      <text:p text:style-name="P3">Fetched 6,587 kB in 3s (2,479 kB/s)</text:p>
      <text:p text:style-name="P3">Selecting previously unselected package vim-runtime.</text:p>
      <text:p text:style-name="P3">(Reading database ... 175323 files and directories currently installed.)</text:p>
      <text:p text:style-name="P3">Preparing to unpack .../vim-runtime_2%3a8.0.1453-1ubuntu1.1_all.deb ...</text:p>
      <text:p text:style-name="P3">Adding 'diversion of /usr/share/vim/vim80/doc/help.txt to /usr/share/vim/vim80/doc/help.txt.vim-tiny by vim-runtime'</text:p>
      <text:p text:style-name="P3"><text:soft-page-break/>Adding 'diversion of /usr/share/vim/vim80/doc/tags to /usr/share/vim/vim80/doc/tags.vim-tiny by vim-runtime'</text:p>
      <text:p text:style-name="P3">Unpacking vim-runtime (2:8.0.1453-1ubuntu1.1) ...</text:p>
      <text:p text:style-name="P3">Selecting previously unselected package vim.</text:p>
      <text:p text:style-name="P3">Preparing to unpack .../vim_2%3a8.0.1453-1ubuntu1.1_amd64.deb ...</text:p>
      <text:p text:style-name="P3">Unpacking vim (2:8.0.1453-1ubuntu1.1) ...</text:p>
      <text:p text:style-name="P3">Processing triggers for man-db (2.8.3-2ubuntu0.1) ...</text:p>
      <text:p text:style-name="P3">Setting up vim-runtime (2:8.0.1453-1ubuntu1.1) ...</text:p>
      <text:p text:style-name="P3">Setting up vim (2:8.0.1453-1ubuntu1.1) ...</text:p>
      <text:p text:style-name="P3">update-alternatives: using /usr/bin/vim.basic to provide /usr/bin/vim (vim) in auto mode</text:p>
      <text:p text:style-name="P3">update-alternatives: using /usr/bin/vim.basic to provide /usr/bin/vimdiff (vimdiff) in auto mode</text:p>
      <text:p text:style-name="P3">update-alternatives: using /usr/bin/vim.basic to provide /usr/bin/rvim (rvim) in auto mode</text:p>
      <text:p text:style-name="P3">update-alternatives: using /usr/bin/vim.basic to provide /usr/bin/rview (rview) in auto mode</text:p>
      <text:p text:style-name="P3">update-alternatives: using /usr/bin/vim.basic to provide /usr/bin/vi (vi) in auto mode</text:p>
      <text:p text:style-name="P3">update-alternatives: using /usr/bin/vim.basic to provide /usr/bin/view (view) in auto mode</text:p>
      <text:p text:style-name="P3">update-alternatives: using /usr/bin/vim.basic to provide /usr/bin/ex (ex) in auto mode</text:p>
      <text:p text:style-name="P3"/>
      <text:p text:style-name="P9">shahg@shahg:~$ vim testfile1.txt</text:p>
      <text:p text:style-name="P3">shahg@shahg:~$ ls -l</text:p>
      <text:p text:style-name="P3">total 88</text:p>
      <text:p text:style-name="P3">drwxr-xr-x 2 shahg shahg 4096 Jun 22 03:00 day1</text:p>
      <text:p text:style-name="P3">drwxr-xr-x 2 shahg shahg 4096 Jun 19 19:16 Desktop</text:p>
      <text:p text:style-name="P3">drwxr-xr-x 2 shahg shahg 4096 Jun 20 01:47 DevOps</text:p>
      <text:p text:style-name="P3">drwxr-xr-x 2 shahg shahg 4096 Jun 20 01:53 direc1</text:p>
      <text:p text:style-name="P3">drwxr-xr-x 2 shahg shahg 4096 Jun 20 01:53 direc4</text:p>
      <text:p text:style-name="P3">drwxr-xr-x 2 shahg shahg 4096 Jun 22 02:57 Documents</text:p>
      <text:p text:style-name="P3">drwxr-xr-x 2 shahg shahg 4096 Jun 20 23:06 Downloads</text:p>
      <text:p text:style-name="P3">-rw-r--r-- 1 shahg shahg 8980 Jun 19 18:59 examples.desktop</text:p>
      <text:p text:style-name="P3">-rw-r--r-- 1 shahg shahg <text:s text:c="2"/>31 Jun 21 01:03 file2</text:p>
      <text:p text:style-name="P3">-rw-r--r-- 1 shahg shahg <text:s text:c="2"/>27 Jun 21 01:10 file3</text:p>
      <text:p text:style-name="P3">drwxr-xr-x 2 shahg shahg 4096 Jun 19 19:16 Music</text:p>
      <text:p text:style-name="P3">-rw-r--r-- 1 shahg shahg <text:s text:c="2"/>49 Jun 21 01:11 newfile</text:p>
      <text:p text:style-name="P3">-rw-r--r-- 1 shahg shahg <text:s text:c="3"/>7 Jun 20 01:36 newfile1</text:p>
      <text:p text:style-name="P3">drwxr-xr-x 2 shahg shahg 4096 Jun 19 19:16 Pictures</text:p>
      <text:p text:style-name="P3">drwxr-xr-x 2 shahg shahg 4096 Jun 19 19:16 Public</text:p>
      <text:p text:style-name="P3">-rw-r--r-- 1 shahg shahg <text:s text:c="3"/>0 Jun 20 23:48 shellscript</text:p>
      <text:p text:style-name="P3">drwxr-xr-x 2 shahg shahg 4096 Jun 20 01:45 songs</text:p>
      <text:p text:style-name="P3">drwxr-xr-x 2 shahg shahg 4096 Jun 19 19:16 Templates</text:p>
      <text:p text:style-name="P3">-rw-r--r-- 1 shahg shahg <text:s text:c="2"/>55 Jun 22 03:15 testfile1.txt</text:p>
      <text:p text:style-name="P3">-rw-r--r-- 1 shahg shahg 3011 Jun 21 20:39 Vagrantfile</text:p>
      <text:p text:style-name="P3">drwxr-xr-x 2 shahg shahg 4096 Jun 19 19:16 Videos</text:p>
      <text:p text:style-name="P9">shahg@shahg:~$ touch testfile2.txt</text:p>
      <text:p text:style-name="P3">shahg@shahg:~$ ls -l</text:p>
      <text:p text:style-name="P3">total 88</text:p>
      <text:p text:style-name="P3">drwxr-xr-x 2 shahg shahg 4096 Jun 22 03:00 day1</text:p>
      <text:p text:style-name="P3">drwxr-xr-x 2 shahg shahg 4096 Jun 19 19:16 Desktop</text:p>
      <text:p text:style-name="P3">drwxr-xr-x 2 shahg shahg 4096 Jun 20 01:47 DevOps</text:p>
      <text:p text:style-name="P3">drwxr-xr-x 2 shahg shahg 4096 Jun 20 01:53 direc1</text:p>
      <text:p text:style-name="P3"><text:soft-page-break/>drwxr-xr-x 2 shahg shahg 4096 Jun 20 01:53 direc4</text:p>
      <text:p text:style-name="P3">drwxr-xr-x 2 shahg shahg 4096 Jun 22 02:57 Documents</text:p>
      <text:p text:style-name="P3">drwxr-xr-x 2 shahg shahg 4096 Jun 20 23:06 Downloads</text:p>
      <text:p text:style-name="P3">-rw-r--r-- 1 shahg shahg 8980 Jun 19 18:59 examples.desktop</text:p>
      <text:p text:style-name="P3">-rw-r--r-- 1 shahg shahg <text:s text:c="2"/>31 Jun 21 01:03 file2</text:p>
      <text:p text:style-name="P3">-rw-r--r-- 1 shahg shahg <text:s text:c="2"/>27 Jun 21 01:10 file3</text:p>
      <text:p text:style-name="P3">drwxr-xr-x 2 shahg shahg 4096 Jun 19 19:16 Music</text:p>
      <text:p text:style-name="P3">-rw-r--r-- 1 shahg shahg <text:s text:c="2"/>49 Jun 21 01:11 newfile</text:p>
      <text:p text:style-name="P3">-rw-r--r-- 1 shahg shahg <text:s text:c="3"/>7 Jun 20 01:36 newfile1</text:p>
      <text:p text:style-name="P3">drwxr-xr-x 2 shahg shahg 4096 Jun 19 19:16 Pictures</text:p>
      <text:p text:style-name="P3">drwxr-xr-x 2 shahg shahg 4096 Jun 19 19:16 Public</text:p>
      <text:p text:style-name="P3">-rw-r--r-- 1 shahg shahg <text:s text:c="3"/>0 Jun 20 23:48 shellscript</text:p>
      <text:p text:style-name="P3">drwxr-xr-x 2 shahg shahg 4096 Jun 20 01:45 songs</text:p>
      <text:p text:style-name="P3">drwxr-xr-x 2 shahg shahg 4096 Jun 19 19:16 Templates</text:p>
      <text:p text:style-name="P3">-rw-r--r-- 1 shahg shahg <text:s text:c="2"/>55 Jun 22 03:15 testfile1.txt</text:p>
      <text:p text:style-name="P3">-rw-r--r-- 1 shahg shahg <text:s text:c="3"/>0 Jun 22 03:16 testfile2.txt</text:p>
      <text:p text:style-name="P3">-rw-r--r-- 1 shahg shahg 3011 Jun 21 20:39 Vagrantfile</text:p>
      <text:p text:style-name="P3">drwxr-xr-x 2 shahg shahg 4096 Jun 19 19:16 Videos</text:p>
      <text:p text:style-name="P3">shahg@shahg:~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o" svg:font-family="'Tlwg Typ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0:50:29.929988913</meta:creation-date>
    <meta:generator>LibreOffice/6.0.7.3$Linux_X86_64 LibreOffice_project/00m0$Build-3</meta:generator>
    <dc:date>2019-06-22T03:18:56.769260385</dc:date>
    <meta:editing-duration>PT44M41S</meta:editing-duration>
    <meta:editing-cycles>3</meta:editing-cycles>
    <meta:document-statistic meta:table-count="0" meta:image-count="0" meta:object-count="0" meta:page-count="8" meta:paragraph-count="306" meta:word-count="1819" meta:character-count="14975" meta:non-whitespace-character-count="12980"/>
  </office:meta>
</office:document-meta>
</file>